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A000001C737AE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Grande" svg:font-family="'Lucida Grande', 'Trebuchet MS', Verdana, Helvetica, 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0cm" style:leader-style="dotted" style:leader-text="."/>
        </style:tab-stops>
      </style:paragraph-properties>
    </style:style>
    <style:style style:name="P5" style:family="paragraph" style:parent-style-name="Standard">
      <style:text-properties fo:color="#000000" fo:font-size="11pt" style:font-size-asian="11pt" style:font-style-complex="italic"/>
    </style:style>
    <style:style style:name="P6" style:family="paragraph" style:parent-style-name="Standard">
      <style:text-properties fo:background-color="transparent"/>
    </style:style>
    <style:style style:name="P7" style:family="paragraph" style:parent-style-name="Heading">
      <style:paragraph-properties fo:text-align="center" style:justify-single-word="false"/>
    </style:style>
    <style:style style:name="P8" style:family="paragraph" style:parent-style-name="Standard">
      <style:paragraph-properties fo:margin-left="1.249cm" fo:margin-right="0cm" fo:text-align="start" style:justify-single-word="false" fo:text-indent="0cm" style:auto-text-indent="false"/>
    </style:style>
    <style:style style:name="P9" style:family="paragraph" style:parent-style-name="Text_20_body">
      <style:paragraph-properties fo:margin-left="0cm" fo:margin-right="0cm" fo:text-indent="-0.026cm" style:auto-text-indent="false">
        <style:tab-stops/>
      </style:paragraph-properties>
    </style:style>
    <style:style style:name="P10" style:family="paragraph" style:parent-style-name="Heading_20_10">
      <style:paragraph-properties fo:text-align="start" style:justify-single-word="false"/>
    </style:style>
    <style:style style:name="P11" style:family="paragraph" style:parent-style-name="Standard" style:master-page-name="First_20_Page">
      <style:paragraph-properties fo:text-align="end" style:justify-single-word="false" style:page-number="auto"/>
    </style:style>
    <style:style style:name="P12" style:family="paragraph" style:parent-style-name="Standard">
      <style:paragraph-properties fo:margin-left="1.249cm" fo:margin-right="0cm" fo:text-align="start" style:justify-single-word="false" fo:text-indent="0cm" style:auto-text-indent="false">
        <style:tab-stops>
          <style:tab-stop style:position="0cm" style:leader-style="dotted" style:leader-text="."/>
        </style:tab-stops>
      </style:paragraph-properties>
      <style:text-properties officeooo:paragraph-rsid="00024613"/>
    </style:style>
    <style:style style:name="P13" style:family="paragraph" style:parent-style-name="Standard">
      <style:text-properties fo:color="#000000" fo:font-size="11pt" style:font-size-asian="11pt" style:font-style-complex="italic"/>
    </style:style>
    <style:style style:name="P14" style:family="paragraph" style:parent-style-name="Standard" style:list-style-name="L3"/>
    <style:style style:name="P15"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10pt" style:font-size-asian="10pt" style:font-name-complex="Arial" style:font-size-complex="10pt"/>
    </style:style>
    <style:style style:name="T2" style:family="text">
      <style:text-properties fo:font-weight="normal"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color="#000000" fo:font-size="11pt" style:font-size-asian="11pt" style:font-style-complex="italic"/>
    </style:style>
    <style:style style:name="T5" style:family="text">
      <style:text-properties fo:color="#000000" fo:background-color="transparent" loext:char-shading-value="0"/>
    </style:style>
    <style:style style:name="T6" style:family="text">
      <style:text-properties fo:color="#000000" officeooo:rsid="00024613" fo:background-color="transparent" loext:char-shading-value="0"/>
    </style:style>
    <style:style style:name="T7" style:family="text">
      <style:text-properties fo:font-weight="bold" fo:background-color="transparent" loext:char-shading-value="0" style:font-weight-asian="bold" style:font-weight-complex="bold"/>
    </style:style>
    <style:style style:name="T8" style:family="text">
      <style:text-properties fo:background-color="transparent" loext:char-shading-value="0"/>
    </style:style>
    <style:style style:name="T9" style:family="text">
      <style:text-properties officeooo:rsid="00001423" fo:background-color="transparent" loext:char-shading-value="0"/>
    </style:style>
    <style:style style:name="T10" style:family="text">
      <style:text-properties officeooo:rsid="00001423"/>
    </style:style>
    <style:style style:name="T11" style:family="text">
      <style:text-properties officeooo:rsid="00024613"/>
    </style:style>
    <style:style style:name="Sect1" style:family="section">
      <style:section-properties text:dont-balance-text-columns="false" fo:margin-left="-0.647cm" fo:margin-right="-0.707cm" style:editable="false">
        <style:columns fo:column-count="2">
          <style:column style:rel-width="4907*" fo:start-indent="0cm" fo:end-indent="0.316cm"/>
          <style:column style:rel-width="4933*" fo:start-indent="0.316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Jmeno_darce"/>
        <text:variable-decl office:value-type="string" text:name="Adresa_adresata"/>
        <text:variable-decl office:value-type="string" text:name="PSC"/>
        <text:variable-decl office:value-type="string" text:name="Město_dárce"/>
        <text:variable-decl office:value-type="string" text:name="Vas_dopis_zn"/>
        <text:variable-decl office:value-type="float" text:name="zde_dne"/>
        <text:variable-decl office:value-type="string" text:name="Spisova_zn"/>
        <text:variable-decl office:value-type="string" text:name="Město_odesilate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 zn. RP <text:span text:style-name="T9">1002</text:span>/2014</text:p>
      <text:p text:style-name="P7">Smlouva o výkonu funkce </text:p>
      <text:section text:style-name="Sect1" text:name="Sekce1">
        <text:h text:style-name="P10" text:outline-level="10"><text:span text:style-name="Strong_20_Emphasis">Smluvní strany</text:span></text:h>
        <text:p text:style-name="P3"><text:span text:style-name="Strong_20_Emphasis"><text:span text:style-name="T2">Smluvními stranami této smlouvy jsou:</text:span></text:span><text:span text:style-name="Strong_20_Emphasis"> </text:span></text:p>
        <text:p text:style-name="P3"><text:span text:style-name="Strong_20_Emphasis"/></text:p>
        <text:p text:style-name="P3"><text:span text:style-name="Strong_20_Emphasis"><text:span text:style-name="T10">Majitelka</text:span></text:span><text:tab/></text:p>
        <text:p text:style-name="P3"/>
        <text:p text:style-name="P8">Česká pirátská strana, IČ 71339698,<text:line-break/>se sídlem Řehořova 19, Praha 3,</text:p>
        <text:p text:style-name="P8">zast. republikovým předsednictvem, <text:line-break/>jehož jménem jedná podepsaný člen,</text:p>
        <text:p text:style-name="P8">e-mail: <text:a xlink:type="simple" xlink:href="mailto:rp@pirati.cz">rp@pirati.cz</text:a> (dále také „Piráti“)</text:p>
        <text:p text:style-name="P2"/>
        <text:p text:style-name="P4"><text:span text:style-name="Strong_20_Emphasis">Funkcionář</text:span> </text:p>
        <text:p text:style-name="P4"/>
        <text:p text:style-name="P15">Petros Michailidis </text:p>
        <text:p text:style-name="P12"><text:span text:style-name="T6">Trvale bytem</text:span><text:span text:style-name="T5">: </text:span></text:p>
        <text:p text:style-name="P12"><text:span text:style-name="T5">735 72 </text:span>Petrovice u Karviné č. 390 </text:p>
        <text:p text:style-name="P12"><text:span text:style-name="T6">Narozen: </text:span>29.9.1955</text:p>
        <text:p text:style-name="P12">e-mail: <text:a xlink:type="simple" xlink:href="mailto:petros@sortep.cz">p</text:a><text:a xlink:type="simple" xlink:href="mailto:petros@sortep.cz">etros@sortep.cz</text:a> </text:p>
        <text:h text:style-name="Heading_20_10" text:outline-level="10">Úvodní prohlášení</text:h>
        <text:p text:style-name="Standard">Funkcionář je <text:span text:style-name="T7">vedoucím finančního odboru </text:span><text:span text:style-name="T3">společnosti. Náplň funkce vyplývá z vnitřních předpisů společnosti, které funkcionář zná.</text:span><text:span text:style-name="T8"> </text:span></text:p>
        <text:p text:style-name="P6"/>
        <text:p text:style-name="P6">Mezi úkoly spojené s výkonem funkce ve společnosti patří například vyřizování žádostí o proplacení, příprava podkladů pro účetního a auditora, rozpočtování, příprava výroční finanční zprávy společnosti, podávání pravidelných svodek o činnosti a úkoly zvlášť uložené orgány společnosti, které jsou k tomu vnitřních předpisů oprávněny. Další úkoly fun<text:span text:style-name="T11">k</text:span>cionáře vyplývají také z dohody o hmotné odpovědnosti za <text:s/>spravo­vané prostředky, kterou funkcionář se spo­lečností uzavřel.</text:p>
        <text:h text:style-name="Heading_20_10" text:outline-level="10">Předmět smlouvy</text:h>
        <text:p text:style-name="P9">Touto smlo<text:span text:style-name="T10">u</text:span>vou smluvní strany potvrzují vzájemné závazky spojené s výkonem funkce podle vnitřních předpisů společnosti. </text:p>
        <text:h text:style-name="Heading_20_10" text:outline-level="10">Povinnosti funkcionáře</text:h>
        <text:p text:style-name="Standard">Funkcionář je povinen řádně plnit úkoly, které jsou mu v souvislosti s jeho funkcí uloženy vnitřními předpisy společnosti a v jejich mezích též úkoly uložené orgány společnosti, které jsou k tomu oprávněny.</text:p>
        <text:p text:style-name="Standard"/>
        <text:p text:style-name="Standard">Funkcionář je při výkonu funkce povinen dodržovat vnitřní předpisy včetně zásad uvedených v programu Pirátů, zejména v jejich mezích jednat s péčí řádného hospodáře. Závazek funkcionáře znát a dodržovat vnitřní předpisy společnosti se vztahuje i na nově přijaté vnitřní předpisy, funkcionář smí ovšem v případě podstatné změny vnitřních předpisů společnosti smlouvu vypovědět za podmínek v ní určených.</text:p>
        <text:p text:style-name="Standard"><text:s/></text:p>
        <text:p text:style-name="P5">Užije-li funkcionář k plnění svého úkolu v souladu s vnitřními předpisy společnosti jiné osoby, odpovídá za splnění úkolu, jako by ho plnil sám. </text:p>
        <text:p text:style-name="P5"/>
        <text:p text:style-name="Standard">Pokud při výkonu funkce vznikne dílo, <text:span text:style-name="T4">vytvoří ho funkcionář tak, aby nemělo žádné faktické vady ani právní vady, společnost k němu směla vykonávat všechna práva a mohla s ním nakládat podle svého uvážení. Dílo předá společnosti, a to i ve formátu, ve kterém bylo vytvořeno.</text:span></text:p>
        <text:h text:style-name="Heading_20_10" text:outline-level="10">Zákaz konkurence</text:h>
        <text:p text:style-name="Text_20_body">Funkcionář nesmí vykonávat úkoly pro jinou politickou stranu nebo politické hnutí, leč by šlo o ujednanou spolupráci se společností. </text:p>
        <text:h text:style-name="Heading_20_10" text:outline-level="10">Licenční ujednání</text:h>
        <text:p text:style-name="Text_20_body">Autorská práva a jiná práva k nehmotným stat­kům vytvořeným funkcionářem při výkonu funkce vykonává ze zákona společnost. Společnost je zveřejňuje a poskytuje k užití jiným osobám <text:soft-page-break/>za licenčních podmínek uvedených ve vnitřních předpisech společnosti. <text:s text:c="2"/></text:p>
        <text:h text:style-name="Heading_20_10" text:outline-level="10">Odměna</text:h>
        <text:p text:style-name="Standard">Funkcionáři <text:span text:style-name="T11">ne</text:span>náleží za výkon funkce odměna. </text:p>
        <text:h text:style-name="Heading_20_10" text:outline-level="10">Závazek součinnosti</text:h>
        <text:p text:style-name="Text_20_body">Smluvní strany se zavazují předat si vzájemně nezbytné podklady a poskytnout si jinou potřebnou součinnost při postupu podle této smlouvy, a to i v případech, kde to smlouva výslovně nezmiňuje.</text:p>
        <text:h text:style-name="Heading_20_10" text:outline-level="10">Odpovědnost</text:h>
        <text:p text:style-name="Standard">Strany nesou odpovědnost za škodu způsobenou porušením nebo zanedbáním povinností podle této dohody bez ohledu na zavinění. </text:p>
        <text:h text:style-name="Heading_20_10" text:outline-level="10">Doručování</text:h>
        <text:p text:style-name="Text_20_body">Smluvní strany souhlasí s tím, že k doručování lze používat elektronických nástrojů strany, a to buď podatelny příslušného orgánu nebo soukromé zprávy na uživatelský účet nebo příslušnou skupinu. K doručování lze použít také e-mailové adresy uvedené v hlavičce této smlouvy.</text:p>
        <text:p text:style-name="Text_20_body">Pokud zpráva došla některým z uvedených způsobů podle dostupných informací adresátovi, je odesílatel oprávněn ji považovat za doručenou, i když se s ní adresát neseznámil.</text:p>
        <text:h text:style-name="Heading_20_10" text:outline-level="10">Právní režim</text:h>
        <text:p text:style-name="Standard">Není-li touto smlouvou určeno jinak, vztahy mezi smluvními stranami se řídí ustanoveními § 2430 a násl. zákona č. 89/2012 Sb., občanského zákoníku, o příkazní smlouvě, a ustanovením § 59 odst. 10 zákona č. 121/2000 Sb., autorského zákona, o díle vytvořeném voleným orgánem, a to vždy ve znění účinném při podpisu smlouvy. </text:p>
        <text:h text:style-name="Heading_20_10" text:outline-level="10">Salvátorní ujednání </text:h>
        <text:p text:style-name="Standard">Pokud by některé ujednání této smlouvy nebo vnitřních předpisů, na které se odkazuje, ukázalo byť částečně nebo dodatečně neplatným, neúčinným nebo jinak nepoužitelným, nejsou tím ostatní ujednání dotčena, pokud to neodporuje účelu smlouvy nebo nejde o ujed­nání, které oddělit nelze. Smluvní strany se zavazují zhojit vadu novým ujednáním s nejblíže podobným účinkem.</text:p>
        <text:h text:style-name="Heading_20_10" text:outline-level="10">Trvání smlouvy</text:h>
        <text:p text:style-name="Standard">Smlouva se sjednává na dobu určitou a to na dobu, po kterou nepřetržitě trvá výkon funkce funkcionáře. </text:p>
        <text:p text:style-name="Standard"/>
        <text:p text:style-name="Standard">Smluvní strany mohou tuto smlouvu písemně vypovědět z důvodu určeného smlouvou nebo bez udání důvodu. Výpověď však nemá vliv na povinnosti vyplývajících z vnitřních předpisů společnosti, pokud funkce trvá, ani na práva a povinnosti, která ze smlouvy za jejího trvání vznikla.</text:p>
        <text:p text:style-name="Standard"><text:s/></text:p>
        <text:p text:style-name="Standard">Výpověď z důvodu určeného smlouvou musí být učiněna do dvou měsíců od okamžiku, kdy se o ní druhá smluvní strana dozvěděla nebo se o ní dozvědět měla a mohla. Výpověď z důvodu určeného smlouvou nabývá účinnosti doručením druhé smluvní straně. Důvody výpovědi určené smlouvou jsou tyto:</text:p>
        <text:p text:style-name="Standard"/>
        <text:list xml:id="list4111759108641915302" text:style-name="L3">
          <text:list-item>
            <text:p text:style-name="P14">Funkcionář smí smlouvu vypovědět, pokud se podstatným způsobem změní vnitřní vnitřní předpisy společnosti týkající se výkonu jeho funkce. </text:p>
          </text:list-item>
          <text:list-item>
            <text:p text:style-name="P14">Společnost smí smlouvu vypovědět, pokud funkcionář podstatným způsobem poruší své povinnosti.</text:p>
          </text:list-item>
        </text:list>
        <text:p text:style-name="Standard"/>
        <text:p text:style-name="Standard">Výpověď bez udání důvodu nabývá účinnosti poslední den měsíce následujícího po měsíci, kdy byla doručena druhé smluvní straně.</text:p>
        <text:h text:style-name="Heading_20_10" text:outline-level="10">Řešení sporů</text:h>
        <text:p text:style-name="Text_20_body">V případě sporu, který vznikne z této smlouvy nebo v souvislosti s ní a který nejsou smluvní strany s to vyřešit samy, pokusí se nejprve o vyřešení sporu smírčím jednáním u prostředníka, na kterém se shodnou nebo kterého určí rozhodčí komise Pirátů.</text:p>
        <text:p text:style-name="Text_20_body">V případě neúspěchu smírčího jednání se funkcionář nebo příslušný orgán společnosti zavazuje obrátit na kontrolní komisi Pirátů se stížností podle rozhodčího řádu, který je vnitřním předpisem společnosti.</text:p>
        <text:p text:style-name="Text_20_body">Teprve pokud smluvní strany bez úspěchu vyčerpají tyto prostředky, mohou sjednat rozhodčí smlouvu ve prospěch rozhodčí komise Pirátů nebo se obrátit na soud.</text:p>
        <text:h text:style-name="Heading_20_10" text:outline-level="10"><text:soft-page-break/>Závěrečná ustanovení</text:h>
        <text:p text:style-name="Standard">Smluvní strany prohlašují, že tato smlouva je výsledkem jejich vzájemného jednání a že měly skutečnou příležitost ovlivnit obsah jejích základních podmínek.</text:p>
        <text:p text:style-name="Standard"/>
        <text:p text:style-name="Standard">Smlouva se podepisuje ve dvou vyhotoveních, z nichž každá strana obdrží po jednom. Smluvní strany souhlasí se zveřejněním smlouvy. </text:p>
        <text:p text:style-name="Standard"/>
        <text:p text:style-name="Standard">Změna smlouvy se připouští jen ve formě písemných číslovaných dodatků; za objednatele je podepisuje předseda strany nebo pověřený místopředseda. </text:p>
        <text:p text:style-name="Standard"/>
        <text:p text:style-name="Standard">Smluvní strany se ujišťují, že tuto smlouvu uzavřely vážně a podle své svobodné vůle, nikoliv v tísni nebo za nevýhodných podmínek, bylo jim poskytnuto potřebné vysvětlení a její obsah je jim zcela srozumitelný. </text:p>
        <text:p text:style-name="Standard"/>
        <text:p text:style-name="P3">V Praze dne <text:span text:style-name="T11">01-04-2016</text:span></text:p>
        <text:p text:style-name="P3"><text:line-break/></text:p>
        <text:p text:style-name="P3">…..............................................................<text:tab/></text:p>
        <text:p text:style-name="P3"><text:span text:style-name="T10">Lukáš Černohorský</text:span><text:tab/><text:tab/></text:p>
        <text:p text:style-name="P3"><text:span text:style-name="T10">předseda</text:span><text:tab/></text:p>
        <text:p text:style-name="P3">(<text:span text:style-name="T10">majitelka)</text:span></text:p>
        <text:p text:style-name="P3"/>
        <text:p text:style-name="P3"/>
        <text:p text:style-name="P3">…..............................................................</text:p>
        <text:p text:style-name="Standard">Petros Michailidis</text:p>
        <text:p text:style-name="P3">vedoucí finančního odboru </text:p>
        <text:p text:style-name="P3">(funkcionář osobně)</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Grande" svg:font-family="'Lucida Grande', 'Trebuchet MS', Verdana, Helvetica, 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Běžné"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fo:background-color="transparent" style:shadow="none" style:writing-mode="lr-tb">
        <style:tab-stops/>
        <style:background-image/>
      </style:paragraph-properties>
      <style:text-properties fo:color="#000000" style:font-name="Liberation Sans" fo:font-family="'Liberation Sans'" style:font-style-name="Běžné" style:font-family-generic="swiss" style:font-pitch="variable" fo:font-size="11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1cm" fo:margin-bottom="1cm" style:contextual-spacing="false" fo:keep-with-next="always"/>
      <style:text-properties style:font-name="Arial" fo:font-family="Arial" style:font-family-generic="swiss" style:font-pitch="variable" fo:font-size="20pt" style:font-name-asian="DejaVu Sans Light" style:font-family-asian="'DejaVu Sans Light'"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style:text-autospace="none" style:punctuation-wrap="simple" style:vertical-align="baseline">
        <style:tab-stops>
          <style:tab-stop style:position="6.251cm"/>
          <style:tab-stop style:position="10.252cm"/>
          <style:tab-stop style:position="14.002cm"/>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autospace="none" style:punctuation-wrap="simple" style:vertical-align="baseline">
        <style:tab-stops>
          <style:tab-stop style:position="6.251cm"/>
          <style:tab-stop style:position="10.252cm"/>
          <style:tab-stop style:position="14.002cm"/>
        </style:tab-stops>
      </style:paragraph-properties>
      <style:text-properties fo:font-weight="bold" style:font-weight-asian="bold" style:font-weight-complex="bold"/>
    </style:style>
    <style:style style:name="Header" style:family="paragraph" style:parent-style-name="Standard" style:class="extra">
      <style:paragraph-properties fo:margin-left="3cm" fo:margin-right="0cm" fo:margin-top="0cm" fo:margin-bottom="0cm" style:contextual-spacing="false" fo:text-indent="0cm" style:auto-text-indent="false" style:text-autospace="none" style:punctuation-wrap="simple" style:vertical-align="baseline">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style:text-autospace="none" style:punctuation-wrap="simple" style:vertical-align="baseline">
        <style:tab-stops>
          <style:tab-stop style:position="8.001cm" style:type="center"/>
          <style:tab-stop style:position="16.002cm" style:type="right"/>
        </style:tab-stops>
      </style:paragraph-properties>
      <style:text-properties fo:color="#000000"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Heading_20_10" style:display-name="Heading 10" style:family="paragraph" style:parent-style-name="Heading" style:next-style-name="Text_20_body" style:default-outline-level="10" style:class="text" style:master-page-name="">
      <style:paragraph-properties fo:margin-top="0.7cm" fo:margin-bottom="0.3cm" style:contextual-spacing="false" style:page-number="auto" fo:background-color="transparent" style:shadow="none">
        <style:tab-stops/>
        <style:background-image/>
      </style:paragraph-properties>
      <style:text-properties fo:font-size="11pt" fo:font-weight="bold" style:font-size-asian="75%" style:font-weight-asian="bold" style:font-size-complex="75%" style:font-weight-complex="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list-style-name="" style:class="text">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Článek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ab-stops>
          <style:tab-stop style:position="4.763cm"/>
          <style:tab-stop style:position="8.89cm"/>
          <style:tab-stop style:position="13.018cm"/>
        </style:tab-stops>
      </style:paragraph-properties>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T1" style:family="text">
      <style:text-properties style:font-name="Liberation Sans2" fo:font-size="10pt" style:font-size-asian="10pt" style:font-name-complex="Arial" style:font-size-complex="10pt"/>
    </style:style>
    <style:style style:name="M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395cm" fo:margin-left="2.499cm" fo:margin-right="2.499cm" style:shadow="none"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1.455cm" fo:margin-left="0cm" fo:margin-right="0cm" fo:margin-top="1.3cm" style:dynamic-spacing="true"/>
      </style:footer-style>
    </style:page-layout>
    <style:page-layout style:name="Mpm2">
      <style:page-layout-properties fo:page-width="21.001cm" fo:page-height="29.7cm" style:num-format="1" style:print-orientation="portrait" fo:margin-top="2.499cm" fo:margin-bottom="1.392cm" fo:margin-left="2.499cm" fo:margin-right="2.499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line-break/></text:span></text:p>
      </style:footer>
    </style:master-page>
    <style:master-page style:name="First_20_Page" style:display-name="First Page" style:page-layout-name="Mpm2" style:next-style-name="Standard">
      <style:header>
        <text:p text:style-name="Header"><draw:frame text:anchor-type="paragraph" draw:z-index="0" draw:style-name="Mgr1" draw:text-style-name="MP2" svg:width="5.666cm" svg:height="2.347cm" svg:x="-0.415cm" svg:y="-0.392cm"><draw:image xlink:href="Pictures/100002010000044A000001C737AE8CA5.png" xlink:type="simple" xlink:show="embed" xlink:actuate="onLoad"><text:p/></draw:image></draw:frame></text:p>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ichálek</meta:initial-creator>
    <meta:creation-date>2012-01-28T20:42:39</meta:creation-date>
    <dc:date>2016-03-30T22:53:54.963497651</dc:date>
    <meta:editing-cycles>69</meta:editing-cycles>
    <meta:editing-duration>P24DT11H24M43S</meta:editing-duration>
    <meta:generator>LibreOffice/4.2.8.2$Linux_X86_64 LibreOffice_project/420m0$Build-2</meta:generator>
    <meta:printed-by>user </meta:printed-by>
    <meta:print-date>2014-08-09T14:11:20.790335248</meta:print-date>
    <meta:document-statistic meta:table-count="0" meta:image-count="0" meta:object-count="0" meta:page-count="3" meta:paragraph-count="70" meta:word-count="989" meta:character-count="6908" meta:non-whitespace-character-count="5967"/>
    <meta:user-defined meta:name="Informace 1"/>
    <meta:user-defined meta:name="Informace 2"/>
    <meta:user-defined meta:name="Informace 3"/>
    <meta:user-defined meta:name="Informace 4"/>
  </office:meta>
</office:document-meta>
</file>